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1.764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2.3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7" style:family="graphic" style:parent-style-name="standard">
      <style:graphic-properties draw:textarea-horizontal-align="justify" draw:textarea-vertical-align="top" draw:auto-grow-height="false" fo:min-height="4.25cm" fo:min-width="26.1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9" style:family="graphic" style:parent-style-name="standard">
      <style:graphic-properties draw:textarea-horizontal-align="justify" draw:textarea-vertical-align="middle" draw:auto-grow-height="false" fo:min-height="1.094cm" fo:min-width="1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2cm" svg:height="1.3cm" svg:x="24.3cm" svg:y="8.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cm" svg:height="2.1cm" svg:x="8.5cm" svg:y="3.4cm">
          <text:p text:style-name="P1">Stat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cm" svg:height="2.1cm" svg:x="5.5cm" svg:y="8.2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2.1cm" svg:x="8.6cm" svg:y="13.1cm">
          <text:p text:style-name="P1">Stat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7.5cm" svg:y1="10.3cm" svg:x2="8.6cm" svg:y2="14.15cm" draw:start-shape="id1" draw:start-glue-point="8" draw:end-shape="id2" draw:end-glue-point="6" svg:d="M7500 10300c0 2567 366 3850 1100 3850" svg:viewBox="0 0 1101 3851">
          <text:p/>
        </draw:connector>
        <draw:connector draw:style-name="gr3" draw:text-style-name="P2" draw:layer="layout" draw:type="curve" svg:x1="7.5cm" svg:y1="8.2cm" svg:x2="9.085cm" svg:y2="5.193cm" draw:start-shape="id1" draw:start-glue-point="4" draw:end-shape="id3" draw:end-glue-point="7" svg:d="M7500 8200c0-2023 1585-520 1585-3007" svg:viewBox="0 0 1586 3008">
          <text:p/>
        </draw:connector>
        <draw:custom-shape draw:style-name="gr4" draw:text-style-name="P1" draw:layer="layout" svg:width="2.6cm" svg:height="0.6cm" svg:x="10.1cm" svg:y="9.1cm">
          <text:p text:style-name="P1">Ordinary </text:p>
          <text:p text:style-name="P1">Arg / </text:p>
          <text:p text:style-name="P1">Case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7cm" svg:x="4.7cm" svg:y="6.5cm">
          <text:p text:style-name="P1">“*” / </text:p>
          <text:p text:style-name="P1">Case 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0.7cm" svg:x="7.7cm" svg:y="11.3cm">
          <text:p text:style-name="P1">“**” / </text:p>
          <text:p text:style-name="P1">Case 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6.6cm" svg:height="4.5cm" svg:x="1.5cm" svg:y="15.8cm">
          <text:p text:style-name="P3">Case 1: collect pythonize and “,” into pass-list; collect name into parameter-list</text:p>
          <text:p text:style-name="P3">Case 2: set multiple-non-key-args to t; collect “mapcar” into pass-list, and *arg into parameter-list</text:p>
          <text:p text:style-name="P3">Case 3: set allow-other-keys to t; collect “pythonize-kwargs” into pass-list, and </text:p>
          <text:p text:style-name="P3"><text:tab/><text:tab/>(&amp;rest **kwargs &amp;key &amp;allow-other-keys) into parameter-list</text:p>
          <text:p text:style-name="P3">Case 4: collect &amp;key and arg into parameter-list; pythonize arg and value into pass-list</text:p>
          <text:p text:style-name="P3">Case 5: collect arg into parameter list; pythonize arg and value into pass-list</text:p>
          <text:p text:style-name="P3">Case 6: insert &amp;rest args after “*args” and append &amp;allow-other-keys to parameter-list;</text:p>
          <text:p text:style-name="P3"><text:tab/><text:tab/>collect pythonize arg and value into pass-li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8.915cm" svg:y1="9.993cm" svg:x2="8.915cm" svg:y2="8.507cm" draw:start-shape="id1" draw:start-glue-point="9" draw:end-shape="id1" draw:end-glue-point="11" svg:d="M8915 9993c0 1213 1087 810 1087-742 0-1551-1087-1956-1087-744" svg:viewBox="0 0 1088 2906">
          <text:p/>
        </draw:connector>
        <draw:connector draw:style-name="gr3" draw:text-style-name="P2" draw:layer="layout" draw:type="curve" svg:x1="12.015cm" svg:y1="14.893cm" svg:x2="25.9cm" svg:y2="9.7cm" draw:start-shape="id2" draw:start-glue-point="9" draw:end-shape="id4" draw:end-glue-point="8" svg:d="M12015 14893c0 1213 13885 3810 13885-5193" svg:viewBox="0 0 13886 6494">
          <text:p/>
        </draw:connector>
        <draw:connector draw:style-name="gr3" draw:text-style-name="P2" draw:layer="layout" draw:type="curve" svg:x1="12.5cm" svg:y1="4.45cm" svg:x2="15cm" svg:y2="9.05cm" draw:start-shape="id3" draw:start-glue-point="10" draw:end-shape="id5" draw:end-glue-point="6" svg:d="M12500 4450c1876 0 627 4600 2500 4600" svg:viewBox="0 0 2501 4601">
          <text:p/>
        </draw:connector>
        <draw:custom-shape draw:style-name="gr8" draw:text-style-name="P1" draw:layer="layout" svg:width="4.2cm" svg:height="0.9cm" svg:x="13.4cm" svg:y="6.1cm">
          <text:p text:style-name="P1">Ordinary arg / </text:p>
          <text:p text:style-name="P1">Case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0cm -11.802cm" svg:x1="10.5cm" svg:y1="3.4cm" svg:x2="10.6cm" svg:y2="15.2cm" draw:start-shape="id3" draw:start-glue-point="4" draw:end-shape="id2" draw:end-glue-point="8" svg:d="M10500 3400c0-751-9200-501-9200 5900 0 6402 9300 6653 9300 5900" svg:viewBox="0 0 9301 12396">
          <text:p/>
        </draw:connector>
        <draw:custom-shape draw:style-name="gr6" draw:text-style-name="P1" draw:layer="layout" svg:width="2.6cm" svg:height="0.7cm" svg:x="6.3cm" svg:y="2.4cm">
          <text:p text:style-name="P1">“**” / </text:p>
          <text:p text:style-name="P1">Case 6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2.5cm" svg:y1="4.45cm" svg:x2="25.9cm" svg:y2="8.4cm" draw:start-shape="id3" draw:start-glue-point="10" draw:end-shape="id4" draw:end-glue-point="4" svg:d="M12500 4450c8934 0 13400 1316 13400 3950" svg:viewBox="0 0 13401 3951">
          <text:p/>
        </draw:connector>
        <draw:custom-shape draw:style-name="gr9" draw:text-style-name="P1" xml:id="id5" draw:id="id5" draw:layer="layout" svg:width="3.3cm" svg:height="1.9cm" svg:x="15cm" svg:y="8.1cm">
          <text:p text:style-name="P1">Stat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7.817cm" svg:y1="9.722cm" svg:x2="17.817cm" svg:y2="8.378cm" draw:start-shape="id5" draw:start-glue-point="9" draw:end-shape="id5" draw:end-glue-point="11" svg:d="M17817 9722c0 1170 985 781 985-671 0-1451-985-1841-985-673" svg:viewBox="0 0 986 2718">
          <text:p/>
        </draw:connector>
        <draw:custom-shape draw:style-name="gr8" draw:text-style-name="P1" draw:layer="layout" svg:width="4.2cm" svg:height="0.9cm" svg:x="18.5cm" svg:y="8.4cm">
          <text:p text:style-name="P1">Ordinary arg / </text:p>
          <text:p text:style-name="P1">Case 5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6.65cm" svg:y1="10cm" svg:x2="12.6cm" svg:y2="14.15cm" draw:start-shape="id5" draw:start-glue-point="8" draw:end-shape="id2" draw:end-glue-point="10" svg:d="M16650 10000c0 2767-1350 4150-4050 4150" svg:viewBox="0 0 4051 4151">
          <text:p/>
        </draw:connector>
        <draw:custom-shape draw:style-name="gr6" draw:text-style-name="P1" draw:layer="layout" svg:width="2.6cm" svg:height="0.7cm" svg:x="16.5cm" svg:y="12.1cm">
          <text:p text:style-name="P1">“**” / </text:p>
          <text:p text:style-name="P1">Case 6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0:08:20.145006544</meta:creation-date>
    <dc:date>2019-09-09T22:53:05.805881212</dc:date>
    <meta:editing-duration>PT4H35M49S</meta:editing-duration>
    <meta:editing-cycles>3</meta:editing-cycles>
    <meta:generator>LibreOffice/6.0.7.3$Linux_X86_64 LibreOffice_project/00m0$Build-3</meta:generator>
    <meta:document-statistic meta:object-count="22"/>
  </office:meta>
</office:document-meta>
</file>